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3346in"/>
    </style:style>
    <style:style style:name="co3" style:family="table-column">
      <style:table-column-properties fo:break-before="auto" style:column-width="3.595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ddOn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2x04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609-3344-N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CT-N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QM2HPN2R2MJ0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C26,C13,C20,C11,C23</text:p>
          </table:table-cell>
          <table:table-cell office:value-type="string" calcext:value-type="string">
            <text:p>C_0603_1608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1-ND 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p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26_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281-3WG-7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USB_A_Molex_67643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WM4078-N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MPHENOL_GTFP08431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TFP08431BEU</text:p>
          </table:table-cell>
          <table:table-cell office:value-type="string" calcext:value-type="string">
            <text:p>GTFP08431BEUCT-N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C25,C8,C22,C5,C9,C16,C24,C21,C14,C12,C15,C10,C33,C32,C35,C34,C1,C4</text:p>
          </table:table-cell>
          <table:table-cell office:value-type="string" calcext:value-type="string">
            <text:p>C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C19,C6,C7,C18</text:p>
          </table:table-cell>
          <table:table-cell office:value-type="string" calcext:value-type="string">
            <text:p>C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pF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R19,R21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Y2,Y1</text:p>
          </table:table-cell>
          <table:table-cell office:value-type="string" calcext:value-type="string">
            <text:p>Crystal_SMD_2012-2Pin_2.0x1.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2012-32.768-9-20-EXT-TR</text:p>
          </table:table-cell>
          <table:table-cell office:value-type="string" calcext:value-type="string">
            <text:p>2151-RT2012-32.768-9-20-EXT-TRCT-N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R14,R34,R25,R35,R9,R17,R16,R10,R28,R11,R30,R15,R29,R27,R31</text:p>
          </table:table-cell>
          <table:table-cell office:value-type="string" calcext:value-type="string">
            <text:p>R_0402_1005Metr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R2,R1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R</text:p>
          </table:table-cell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R</text:p>
          </table:table-cell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SW3,SW1</text:p>
          </table:table-cell>
          <table:table-cell office:value-type="string" calcext:value-type="string">
            <text:p>SW_B3U-1000P_O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U-1000P[]</text:p>
          </table:table-cell>
          <table:table-cell office:value-type="string" calcext:value-type="string">
            <text:p>SW1020CT-ND 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8R</text:p>
          </table:table-cell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C3,C2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</text:p>
          </table:table-cell>
          <table:table-cell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Keystone_1060_1x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36-1060-ND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S1338Z-33&amp;plus_T&amp;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338Z-33+T&amp;R</text:p>
          </table:table-cell>
          <table:table-cell office:value-type="string" calcext:value-type="string">
            <text:p>DS1338Z-33+T&amp;RCT-ND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240-BL-TR</text:p>
          </table:table-cell>
          <table:table-cell office:value-type="string" calcext:value-type="string">
            <text:p>50-ECS-2520MV-240-BL-TRCT-ND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APHBM2012SURKCGK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HBM2012SURKCGKC</text:p>
          </table:table-cell>
          <table:table-cell office:value-type="string" calcext:value-type="string">
            <text:p>754-1093-1-ND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ESP32-C3-MINI-1_E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C3-MINI-1-N4</text:p>
          </table:table-cell>
          <table:table-cell office:value-type="string" calcext:value-type="string">
            <text:p>1965-ESP32-C3-MINI-1-N4CT-ND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QFN36_6X6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513B-AEZC</text:p>
          </table:table-cell>
          <table:table-cell office:value-type="string" calcext:value-type="string">
            <text:p>USB2513B-AEZC-CT-ND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Micro-AB_Molex_47590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WM17144CT-ND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R4,R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QFN-20-1EP_4x4mm_P0.5mm_EP2.5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1XQ</text:p>
          </table:table-cell>
          <table:table-cell office:value-type="string" calcext:value-type="string">
            <text:p>768-1128-1-ND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Socket_2x09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9_Odd_Even</text:p>
          </table:table-cell>
          <table:table-cell office:value-type="string" calcext:value-type="string">
            <text:p>S5523-ND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 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QFP50P1200X1200X120-6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I164CTG64</text:p>
          </table:table-cell>
          <table:table-cell office:value-type="string" calcext:value-type="string">
            <text:p>220-2189-ND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J9,J8,J7,J11</text:p>
          </table:table-cell>
          <table:table-cell office:value-type="string" calcext:value-type="string">
            <text:p>PinHeader_1x08_P2.54mm_Ver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732-5321-ND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Header_2x1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8_Odd_Even</text:p>
          </table:table-cell>
          <table:table-cell office:value-type="string" calcext:value-type="string">
            <text:p>S2011EC-18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5T09:42:43.789305253</dc:date>
    <meta:editing-duration>PT11M26S</meta:editing-duration>
    <meta:editing-cycles>1</meta:editing-cycles>
    <meta:document-statistic meta:table-count="1" meta:cell-count="207" meta:object-count="0"/>
    <meta:generator>LibreOffice/7.3.7.2$Linux_X86_64 LibreOffice_project/30$Build-2</meta:generator>
  </office:meta>
</office:document-meta>
</file>